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7" office:value-type="string" office:string-value="Order Change. Details">
            <text:p>Order Change. Details</text:p>
          </table:table-cell>
          <table:table-cell table:style-name="ce7" office:value-type="string" office:string-value=""/>
          <table:table-cell table:style-name="ce7" office:value-type="string" office:string-value="Order Change">
            <text:p>Order Chang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Purchase Order Change">
            <text:p>Purchase Order Change</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specify changes to an existing Order.">
            <text:p>A document used to specify changes to an existing Orde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Order Change. UBL Version Identifier. Identifier">
            <text:p>Order Change. UBL Version Identifi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Order Change. Customization Identifier. Identifier">
            <text:p>Order Change. Customization Identifi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Order Change. Profile Identifier. Identifier">
            <text:p>Order Change. Profile Identifi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Order Change. Profile Execution Identifier. Identifier">
            <text:p>Order Change. Profile Execution Identifi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Order Change. Identifier">
            <text:p>Order Change.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8" office:value-type="string" office:string-value="Order Change. Sales_ Order Identifier. Identifier">
            <text:p>Order Change. Sales_ Order Identifi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Sales">
            <text:p>Sales</text:p>
          </table:table-cell>
          <table:table-cell table:style-name="ce8" office:value-type="string" office:string-value="Order">
            <text:p>Order</text:p>
          </table:table-cell>
          <table:table-cell table:style-name="ce8" office:value-type="string" office:string-value="Identifier">
            <text:p>Identifier</text:p>
          </table:table-cell>
          <table:table-cell table:style-name="ce3" office:value-type="string" table:formula="of:=IF([.F8]&lt;&gt;&quot;&quot;;CONCATENATE([.F8];&quot; &quot;;[.G8]);[.G8])" office:string-value="Order Identifier">
            <text:p>Order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e Order Change, assigned by the seller.">
            <text:p>An identifier for the Order Change, assigned by the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8" office:value-type="string" office:string-value="Order Change. Copy_ Indicator. Indicator">
            <text:p>Order Change. Copy_ Indicator. Indicato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9]&lt;&gt;&quot;&quot;;CONCATENATE([.F9];&quot; &quot;;[.G9]);[.G9])"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9]&lt;&gt;&quot;&quot;;CONCATENATE([.J9];&quot;_ &quot;;[.I9];&quot;. Type&quot;);CONCATENATE([.I9];&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8" office:value-type="string" office:string-value="Order Change. UUID. Identifier">
            <text:p>Order Change. UUID.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10]&lt;&gt;&quot;&quot;;CONCATENATE([.F10];&quot; &quot;;[.G10]);[.G10])"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8" office:value-type="string" office:string-value="Order Change. Issue Date. Date">
            <text:p>Order Change. Issue Date. Dat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1]&lt;&gt;&quot;&quot;;CONCATENATE([.F11];&quot; &quot;;[.G11]);[.G11])"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8" office:value-type="string" office:string-value="Order Change. Issue Time. Time">
            <text:p>Order Change. Issue Time. Tim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2]&lt;&gt;&quot;&quot;;CONCATENATE([.F12];&quot; &quot;;[.G12]);[.G12])"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8" office:value-type="string" office:string-value="Order Change. Sequence Number. Identifier">
            <text:p>Order Change. Sequence Number. Identifier</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Sequence">
            <text:p>Sequence</text:p>
          </table:table-cell>
          <table:table-cell table:style-name="ce8" office:value-type="string" office:string-value="Number">
            <text:p>Number</text:p>
          </table:table-cell>
          <table:table-cell table:style-name="ce3" office:value-type="string" table:formula="of:=IF([.F13]&lt;&gt;&quot;&quot;;CONCATENATE([.F13];&quot; &quot;;[.G13]);[.G13])" office:string-value="Sequence Number">
            <text:p>Sequence Numb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Order Change. Note. Text">
            <text:p>Order Change. Note. Text</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8" office:value-type="string" office:string-value="Order Change. Requested Invoice_ Currency Code. Code">
            <text:p>Order Change. Requested Invoice_ Currency Code. Cod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Requested Invoice">
            <text:p>Requested Invoic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8" office:value-type="string" office:string-value="Order Change. Document_ Currency Code. Code">
            <text:p>Order Change. Document_ Currency Code. Cod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8" office:value-type="string" office:string-value="Order Change. Pricing_ Currency Code. Code">
            <text:p>Order Change. Pricing_ Currency Code. Cod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that is used for all prices in the Order Change.">
            <text:p>A code signifying the currency that is used for all prices in the Order Chang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8" office:value-type="string" office:string-value="Order Change. Tax_ Currency Code. Code">
            <text:p>Order Change. Tax_ Currency Code. Cod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8" office:value-type="string" office:string-value="Order Change. Customer_ Reference. Text">
            <text:p>Order Change. Customer_ Reference. Text</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Customer">
            <text:p>Customer</text:p>
          </table:table-cell>
          <table:table-cell table:style-name="ce8" office:value-type="string" office:string-value=""/>
          <table:table-cell table:style-name="ce8" office:value-type="string" office:string-value="Reference">
            <text:p>Reference</text:p>
          </table:table-cell>
          <table:table-cell table:style-name="ce3" office:value-type="string" table:formula="of:=IF([.F19]&lt;&gt;&quot;&quot;;CONCATENATE([.F19];&quot; &quot;;[.G19]);[.G19])" office:string-value="Reference">
            <text:p>Reference</text:p>
          </table:table-cell>
          <table:table-cell table:style-name="ce8" office:value-type="string" office:string-value="Text">
            <text:p>Text</text:p>
          </table:table-cell>
          <table:table-cell table:style-name="ce8" office:value-type="string" office:string-value=""/>
          <table:table-cell table:style-name="ce3" office:value-type="string" table:formula="of:=IF([.J19]&lt;&gt;&quot;&quot;;CONCATENATE([.J19];&quot;_ &quot;;[.I19];&quot;. Type&quot;);CONCATENATE([.I19];&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supplementary reference for the transaction (e.g., CRI when using purchasing card).">
            <text:p>A supplementary reference for the transaction (e.g., CRI when using purchasing car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8" office:value-type="string" office:string-value="Order Change. Accounting Cost Code. Code">
            <text:p>Order Change. Accounting Cost Code. Code</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0]&lt;&gt;&quot;&quot;;CONCATENATE([.F20];&quot; &quot;;[.G20]);[.G20])"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0]&lt;&gt;&quot;&quot;;CONCATENATE([.J20];&quot;_ &quot;;[.I20];&quot;. Type&quot;);CONCATENATE([.I2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Order Change as a whole.">
            <text:p>The buyer's accounting code, applied to the Order Change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8" office:value-type="string" office:string-value="Order Change. Accounting Cost. Text">
            <text:p>Order Change. Accounting Cost. Text</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1]&lt;&gt;&quot;&quot;;CONCATENATE([.F21];&quot; &quot;;[.G21]);[.G21])"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1]&lt;&gt;&quot;&quot;;CONCATENATE([.J21];&quot;_ &quot;;[.I21];&quot;. Type&quot;);CONCATENATE([.I2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Order Change as a whole, expressed as text.">
            <text:p>The buyer's accounting code, applied to the Order Change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8" office:value-type="string" office:string-value="Order Change. Line Count. Numeric">
            <text:p>Order Change. Line Count. Numeric</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2]&lt;&gt;&quot;&quot;;CONCATENATE([.F22];&quot; &quot;;[.G22]);[.G22])"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2]&lt;&gt;&quot;&quot;;CONCATENATE([.J22];&quot;_ &quot;;[.I22];&quot;. Type&quot;);CONCATENATE([.I22];&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Order Change lines in the document.">
            <text:p>The number of Order Change lines in the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9" office:string-value="Order Change. Validity_ Period. Period">
            <text:p>Order Change. Validity_ Period. Period</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Validity">
            <text:p>Validity</text:p>
          </table:table-cell>
          <table:table-cell table:style-name="ce9" office:value-type="string" office:string-value=""/>
          <table:table-cell table:style-name="ce9" office:value-type="string" office:string-value=""/>
          <table:table-cell table:formula="of:=[.M23]"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during which the Order Change is valid.">
            <text:p>A period during which the Order Change is vali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9" office:string-value="Order Change. Order Reference">
            <text:p>Order Change. Order Reference</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A reference to the Order being changed.">
            <text:p>A reference to the Order being chang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9" office:string-value="Order Change. Quotation_ Document Reference. Document Reference">
            <text:p>Order Change. Quotation_ Document Reference. Document Referenc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formula="of:=[.M25]"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 Quotation.">
            <text:p>A reference to a Quotat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9" office:string-value="Order Change. Originator_ Document Reference. Document Reference">
            <text:p>Order Change. Originator_ Document Reference. Document Referenc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9" office:string-value="Order Change. Additional_ Document Reference. Document Reference">
            <text:p>Order Change. Additional_ Document Reference. Document Referenc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9" office:string-value="Order Change. Contract">
            <text:p>Order Change. Contract</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28]"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contract associated with the Order being changed.">
            <text:p>A contract associated with the Order being chang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9" office:string-value="Order Change. Signature">
            <text:p>Order Change. Signature</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29]"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9" office:string-value="Order Change. Buyer_ Customer Party. Customer Party">
            <text:p>Order Change. Buyer_ Customer Party. Customer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0]"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9" office:string-value="Order Change. Seller_ Supplier Party. Supplier Party">
            <text:p>Order Change. Seller_ Supplier Party. Supplier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1]"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9" office:string-value="Order Change. Originator_ Customer Party. Customer Party">
            <text:p>Order Change. Originator_ Customer Party. Customer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2]"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iginator.">
            <text:p>The originato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9" office:string-value="Order Change. Freight Forwarder_ Party. Party">
            <text:p>Order Change. Freight Forwarder_ Party.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Freight Forwarder">
            <text:p>Freight Forwarder</text:p>
          </table:table-cell>
          <table:table-cell table:style-name="ce9" office:value-type="string" office:string-value=""/>
          <table:table-cell table:style-name="ce9" office:value-type="string" office:string-value=""/>
          <table:table-cell table:formula="of:=[.M33]"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freight forwarder or carrier.">
            <text:p>A freight forwarder or carri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9" office:string-value="Order Change. Accounting_ Customer Party. Customer Party">
            <text:p>Order Change. Accounting_ Customer Party. Customer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4]"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office:string-value="3007">
            <text:p>300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9" office:string-value="Order Change. Accounting_ Supplier Party. Supplier Party">
            <text:p>Order Change. Accounting_ Supplier Party. Supplier Part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5]"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9" office:string-value="Order Change. Delivery">
            <text:p>Order Change. Delivery</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36]"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9" office:string-value="Order Change. Delivery Terms">
            <text:p>Order Change. Delivery Terms</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37]"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9" office:string-value="Order Change. Payment Means">
            <text:p>Order Change. Payment Means</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38]"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9" office:string-value="Order Change. Payment Terms">
            <text:p>Order Change. Payment Terms</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39]"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9" office:string-value="Order Change. Transaction Conditions">
            <text:p>Order Change. Transaction Conditions</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Transaction Conditions">
            <text:p>Transaction Conditions</text:p>
          </table:table-cell>
          <table:table-cell office:value-type="string" table:style-name="ce9" office:string-value="Transaction Conditions">
            <text:p>Transaction Conditio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action Conditions">
            <text:p>Transaction Condition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Purchasing, sales, or payment conditions applying to the whole Order being changed.">
            <text:p>Purchasing, sales, or payment conditions applying to the whole Order being chang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9" office:string-value="Order Change. Allowance Charge">
            <text:p>Order Change. Allowance Charge</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9" office:string-value="Order Change. Tax_ Exchange Rate. Exchange Rate">
            <text:p>Order Change. Tax_ Exchange Rate. Exchange Rat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2]"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9" office:string-value="Order Change. Pricing_ Exchange Rate. Exchange Rate">
            <text:p>Order Change. Pricing_ Exchange Rate. Exchange Rat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3]"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9" office:string-value="Order Change. Payment_ Exchange Rate. Exchange Rate">
            <text:p>Order Change. Payment_ Exchange Rate. Exchange Rate</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4]"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9" office:string-value="Order Change. Destination_ Country. Country">
            <text:p>Order Change. Destination_ Country. Country</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Destination">
            <text:p>Destination</text:p>
          </table:table-cell>
          <table:table-cell table:style-name="ce9" office:value-type="string" office:string-value=""/>
          <table:table-cell table:style-name="ce9" office:value-type="string" office:string-value=""/>
          <table:table-cell table:formula="of:=[.M45]" office:value-type="string" table:style-name="ce9" office:string-value="Country">
            <text:p>Country</text:p>
          </table:table-cell>
          <table:table-cell office:value-type="string" table:style-name="ce9" office:string-value="Country">
            <text:p>Count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untry">
            <text:p>Countr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country of destination (for customs purposes).">
            <text:p>The country of destination (for customs purpos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9" office:string-value="Order Change. Tax Total">
            <text:p>Order Change. Tax Total</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46]"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9" office:string-value="Order Change. Anticipated_ Monetary Total. Monetary Total">
            <text:p>Order Change. Anticipated_ Monetary Total. Monetary Total</text:p>
          </table:table-cell>
          <table:table-cell table:style-name="ce9" office:value-type="string" office:string-value=""/>
          <table:table-cell office:value-type="string" table:style-name="ce9" office:string-value="Order Change">
            <text:p>Order Change</text:p>
          </table:table-cell>
          <table:table-cell office:value-type="string" table:style-name="ce9" office:string-value="Anticipated">
            <text:p>Anticipated</text:p>
          </table:table-cell>
          <table:table-cell table:style-name="ce9" office:value-type="string" office:string-value=""/>
          <table:table-cell table:style-name="ce9" office:value-type="string" office:string-value=""/>
          <table:table-cell table:formula="of:=[.M47]"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mount of change to the total cost of the order anticipated by the buyer.">
            <text:p>The amount of change to the total cost of the order anticipated by the buy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9" office:string-value="Order Change. Order Line">
            <text:p>Order Change. Order Line</text:p>
          </table:table-cell>
          <table:table-cell table:style-name="ce9" office:value-type="string" office:string-value=""/>
          <table:table-cell office:value-type="string" table:style-name="ce9"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
          <table:table-cell table:formula="of:=[.M48]" office:value-type="string" table:style-name="ce9" office:string-value="Order Line">
            <text:p>Order Line</text:p>
          </table:table-cell>
          <table:table-cell office:value-type="string" table:style-name="ce9" office:string-value="Order Line">
            <text:p>Order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Line">
            <text:p>Order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n association to one or more (changed) Order Lines.">
            <text:p>An association to one or more (changed) Order Lin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